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24" style:family="table-column">
      <style:table-column-properties fo:break-before="auto" style:column-width="0.711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co34" style:family="table-column">
      <style:table-column-properties fo:break-before="auto" style:column-width="1.2008in"/>
    </style:style>
    <style:style style:name="co35" style:family="table-column">
      <style:table-column-properties fo:break-before="auto" style:column-width="9.8665in"/>
    </style:style>
    <style:style style:name="co36" style:family="table-column">
      <style:table-column-properties fo:break-before="auto" style:column-width="5.2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10" style:family="table-cell" style:parent-style-name="Default">
      <style:table-cell-properties fo:background-color="#729fcf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3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 table:number-columns-repeated="2"/>
          <table:table-cell table:style-name="ce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8">00/00/0000</text:date>, <text:time style:data-style-name="N2" text:time-value="11:10:57.5063905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2.1$Linux_X86_64 LibreOffice_project/480$Build-1</meta:generator>
    <dc:date>2024-12-28T11:20:12.079616992</dc:date>
    <meta:editing-duration>P4DT23H30M36S</meta:editing-duration>
    <meta:editing-cycles>741</meta:editing-cycles>
    <meta:document-statistic meta:table-count="10" meta:cell-count="1817" meta:object-count="0"/>
  </office:meta>
</office:document-meta>
</file>